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ac8c" officeooo:paragraph-rsid="0014ac8c"/>
    </style:style>
    <style:style style:name="P2" style:family="paragraph" style:parent-style-name="Standard" style:list-style-name="L1">
      <style:text-properties officeooo:rsid="0014ac8c" officeooo:paragraph-rsid="0014ac8c"/>
    </style:style>
    <style:style style:name="P3" style:family="paragraph" style:parent-style-name="Standard" style:list-style-name="L2">
      <style:text-properties officeooo:rsid="0014ac8c" officeooo:paragraph-rsid="0014ac8c"/>
    </style:style>
    <style:style style:name="P4" style:family="paragraph" style:parent-style-name="Standard" style:list-style-name="L3">
      <style:text-properties officeooo:rsid="0014ac8c" officeooo:paragraph-rsid="0014ac8c"/>
    </style:style>
    <style:style style:name="P5" style:family="paragraph" style:parent-style-name="Standard" style:list-style-name="L4">
      <style:text-properties officeooo:rsid="0014ac8c" officeooo:paragraph-rsid="0014ac8c"/>
    </style:style>
    <style:style style:name="P6" style:family="paragraph" style:parent-style-name="Standard" style:list-style-name="L4">
      <style:text-properties officeooo:rsid="0014ac8c" officeooo:paragraph-rsid="0018e7a9"/>
    </style:style>
    <style:style style:name="P7" style:family="paragraph" style:parent-style-name="Standard" style:list-style-name="L5">
      <style:text-properties officeooo:rsid="0014ac8c" officeooo:paragraph-rsid="0014ac8c"/>
    </style:style>
    <style:style style:name="P8" style:family="paragraph" style:parent-style-name="Standard" style:list-style-name="L4">
      <style:text-properties officeooo:rsid="001c9fdb" officeooo:paragraph-rsid="001c9fdb"/>
    </style:style>
    <style:style style:name="P9" style:family="paragraph" style:parent-style-name="Standard" style:list-style-name="L5">
      <style:text-properties officeooo:rsid="0018366b" officeooo:paragraph-rsid="0018366b"/>
    </style:style>
    <style:style style:name="T1" style:family="text">
      <style:text-properties officeooo:rsid="0018366b"/>
    </style:style>
    <style:style style:name="T2" style:family="text">
      <style:text-properties officeooo:rsid="0018e7a9"/>
    </style:style>
    <style:style style:name="T3" style:family="text">
      <style:text-properties officeooo:rsid="0019d372"/>
    </style:style>
    <style:style style:name="T4" style:family="text">
      <style:text-properties officeooo:rsid="001c9f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S</text:p>
      <text:p text:style-name="P1"/>
      <text:p text:style-name="P1">Administrace</text:p>
      <text:p text:style-name="P1"/>
      <text:list xml:id="list7021448301754352742" text:style-name="L1">
        <text:list-item>
          <text:p text:style-name="P2">nasadit SonataAdminBundle</text:p>
        </text:list-item>
        <text:list-item>
          <text:p text:style-name="P2">umožnit přihlášení</text:p>
        </text:list-item>
        <text:list-item>
          <text:p text:style-name="P2">editace pouze po přihlášení</text:p>
        </text:list-item>
      </text:list>
      <text:p text:style-name="P1"/>
      <text:p text:style-name="P1">Dokument</text:p>
      <text:list xml:id="list7026797522927253090" text:style-name="L2">
        <text:list-item>
          <text:p text:style-name="P3">administrace typu dokumentu</text:p>
        </text:list-item>
        <text:list-item>
          <text:p text:style-name="P3">typ dokument k výběru při vytvoření stránky</text:p>
        </text:list-item>
      </text:list>
      <text:p text:style-name="P1"/>
      <text:p text:style-name="P1">Stránka</text:p>
      <text:list xml:id="list607944154594244279" text:style-name="L3">
        <text:list-item>
          <text:p text:style-name="P4">vytvoření stránky – url, rodič, název, anotace, krátký popis, datum publikace, tag, seo</text:p>
        </text:list-item>
        <text:list-item>
          <text:p text:style-name="P4">editace stránky</text:p>
        </text:list-item>
      </text:list>
      <text:p text:style-name="P1"/>
      <text:p text:style-name="P1">Editace stránky</text:p>
      <text:list xml:id="list1511138845704877735" text:style-name="L4">
        <text:list-item>
          <text:p text:style-name="P5"><text:span text:style-name="T3">OK </text:span>přesouvání widgetů</text:p>
        </text:list-item>
        <text:list-item>
          <text:p text:style-name="P6"><text:span text:style-name="T4">OK </text:span>možnost regionům nastavit <text:span text:style-name="T1">třídu</text:span></text:p>
        </text:list-item>
        <text:list-item>
          <text:p text:style-name="P8">odladit editace regionu</text:p>
        </text:list-item>
        <text:list-item>
          <text:p text:style-name="P6"><text:span text:style-name="T2">přetahování widgetů mezi regiony</text:span> </text:p>
        </text:list-item>
      </text:list>
      <text:p text:style-name="P1"/>
      <text:p text:style-name="P1">Widgety</text:p>
      <text:list xml:id="list4770651184043097498" text:style-name="L5">
        <text:list-item>
          <text:p text:style-name="P7">nadpis</text:p>
        </text:list-item>
        <text:list-item>
          <text:p text:style-name="P7">fotky</text:p>
        </text:list-item>
        <text:list-item>
          <text:p text:style-name="P7">obrázek</text:p>
        </text:list-item>
        <text:list-item>
          <text:p text:style-name="P7">prosté html</text:p>
        </text:list-item>
        <text:list-item>
          <text:p text:style-name="P9">menu</text:p>
        </text:list-item>
        <text:list-item>
          <text:p text:style-name="P9">controller</text:p>
        </text:list-item>
        <text:list-item>
          <text:p text:style-name="P7">odkaz na stránku</text:p>
        </text:list-item>
        <text:list-item>
          <text:p text:style-name="P7">výpis stránek podle tagu</text:p>
        </text:list-item>
        <text:list-item>
          <text:p text:style-name="P7">doladit novinky</text:p>
        </text:list-item>
        <text:list-item>
          <text:p text:style-name="P7">podle webu Martin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3:18:06.159058496</meta:creation-date>
    <meta:generator>LibreOffice/5.1.6.2$Linux_X86_64 LibreOffice_project/10m0$Build-2</meta:generator>
    <dc:date>2018-01-15T12:30:35.377044511</dc:date>
    <meta:editing-duration>PT8H9M52S</meta:editing-duration>
    <meta:editing-cycles>6</meta:editing-cycles>
    <meta:document-statistic meta:table-count="0" meta:image-count="0" meta:object-count="0" meta:page-count="1" meta:paragraph-count="27" meta:word-count="94" meta:character-count="542" meta:non-whitespace-character-count="494"/>
  </office:meta>
</office:document-meta>
</file>